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2a5d5"/>
    </style:style>
    <style:style style:name="T1" style:family="text">
      <style:text-properties officeooo:rsid="0002a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orme escrito no artigo “</text:span>.A conversação assume então papel primordial na interação humana;” <text:span text:style-name="T1">O que, na minha opnião, não poder ser aval para escrever e falar da maneira que quiser, há de se observar o contexto. Não cabe em um trabalho academico, por exemplo, escritas como “kkkkk” ou ainda “eh” , ou <text:s/>algo como “SQN” ou mesmo “lol”, alem de ser horrivel de ver uma coisa dessas em um texto sério, <text:s/>temos aqui quase um assassinado da norma culta. Obviamente o texto escrito dessa forma será compreendido, assumindo que quem lê conhece essa forma de expressão, dessa forma o papel da comnicação terá sido cumprido. Infelizmente, a pobre alma que colocou isso em um trabalho academico ira receber um fabuloso 0, ou nem nota terá, <text:s/>haja vista que o professor, responsável por corrigir tal empreendimento, a meu ver, supostamente encontrará ali uma afronta em forma de anedota que sequer merece ser lido na integr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6-03T15:22:13.224694776</meta:creation-date>
    <dc:date>2023-06-03T15:29:34.028288506</dc:date>
    <meta:editing-duration>PT7M26S</meta:editing-duration>
    <meta:editing-cycles>1</meta:editing-cycles>
    <meta:document-statistic meta:table-count="0" meta:image-count="0" meta:object-count="0" meta:page-count="1" meta:paragraph-count="1" meta:word-count="154" meta:character-count="912" meta:non-whitespace-character-count="756"/>
    <meta:generator>LibreOffice/7.2.4.1$Linux_X86_64 LibreOffice_project/27d75539669ac387bb498e35313b970b7fe9c4f9</meta:generator>
  </office:meta>
</office:document-meta>
</file>